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5_5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5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Mark Blumenthal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5618</text:p>
      <text:p text:style-name="P2">Date (derived from Gregorian calendar)<text:tab/>16 August 1858</text:p>
      <text:p text:style-name="P2">Month<text:tab/><text:tab/><text:tab/><text:tab/><text:tab/><text:tab/>August</text:p>
      <text:p text:style-name="P2">Year<text:tab/><text:tab/><text:tab/><text:tab/><text:tab/><text:tab/>1858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4"><text:span text:style-name="T1">127 West 13</text:span><text:span text:style-name="T2">th</text:span><text:span text:style-name="T1"> St. Aug. 16. 5618./</text:span></text:p>
      <text:p text:style-name="P2"><text:span text:style-name="T1">Revd. S. Morais,/</text:span></text:p>
      <text:p text:style-name="P2"><text:span text:style-name="T1"><text:tab/>Reverend and dear Sir,/</text:span></text:p>
      <text:p text:style-name="P2"><text:span text:style-name="T1"><text:tab/><text:tab/>It is/ with sincere pleasure that I am enabled to/ inform you that Dr. Bachman the Gentleman/ for whom you have interested yourself—and me--/ has been accepted, under the annexed con-/ditions. <text:s/>1</text:span><text:span text:style-name="T2">st</text:span><text:span text:style-name="T1"> That he enter the Hospital as/ a Patient, that is to say—no services will be/ expected of him; and 2ndly that if after the/ lapse of 2 or 3 months no improvement is dis-/cernible or in prospect that he be taken care of/ by some of his Friends in Philada./</text:span></text:p>
      <text:p text:style-name="P2"><text:span text:style-name="T1">This latter condition is rendered necessary by the/ facts that the rules of the Hospital forbid/ the detention of incurable cases—and--by/ the low state of the funds./</text:span></text:p>
      <text:p text:style-name="P2"><text:span text:style-name="T1"><text:tab/>Please inform Dr. B. that with/ this understanding he may present him-/self at his earliest convenience./</text:span></text:p>
      <text:p text:style-name="P2"><text:span text:style-name="T1"><text:tab/>Hoping dear Sir, that/</text:span></text:p>
      <text:p text:style-name="P2"><text:span text:style-name="T1">[Page 2]</text:span></text:p>
      <text:p text:style-name="P2"><text:span text:style-name="T1">you are satisfied with my efforts/ and with sincere regards for your/self and your lovely Family./</text:span></text:p>
      <text:p text:style-name="P2"><text:span text:style-name="T1"><text:tab/>I remain/</text:span></text:p>
      <text:p text:style-name="P2"><text:span text:style-name="T1"><text:tab/><text:tab/>Truly Yours/</text:span></text:p>
      <text:p text:style-name="P2"><text:span text:style-name="T1"><text:tab/>Mark Blumenthal M. D./</text:span></text:p>
      <text:p text:style-name="P2"><text:span text:style-name="T1"/></text:p>
      <text:p text:style-name="P2"><text:span text:style-name="T1">N.B. Orders have been given for the admission/ of Dr. B. on presenting enclosed/ permi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2T13:24:21</meta:creation-date>
    <dc:date>2009-04-22T13:33:02</dc:date>
    <dc:language>en-US</dc:language>
    <meta:editing-cycles>2</meta:editing-cycles>
    <meta:editing-duration>PT8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4" meta:word-count="354" meta:character-count="2333"/>
  </office:meta>
</office:document-meta>
</file>